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ptatietest groep 19. Patrick en Floris. 17-12-2014 Hanoj project</text:p>
      <text:p text:style-name="P1">(omcirkel of vul in)</text:p>
      <text:p text:style-name="P1"/>
      <text:p text:style-name="P1">Naam testpersoon :</text:p>
      <text:p text:style-name="P1"/>
      <text:p text:style-name="P2"><text:span text:style-name="T1">Hoeveel zou je het programma geven tussen 1 en 10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s het programma duidelijk 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JA <text:s/>NEE want ..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Deed het programma hetgene waarvoor het bedoeld was?</text:p>
      <text:p text:style-name="P2"/>
      <text:p text:style-name="P2"/>
      <text:p text:style-name="P2"/>
      <text:p text:style-name="P2"/>
      <text:p text:style-name="P2">JA NEE</text:p>
      <text:p text:style-name="P2">zo nee wat deed het niet?</text:p>
      <text:p text:style-name="P2"/>
      <text:p text:style-name="P2"/>
      <text:p text:style-name="P2"/>
      <text:p text:style-name="P2">Als je nog op of aanmerkingen hebt vul ze hieronder i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s van Londen</meta:initial-creator>
    <meta:creation-date>2014-12-17T14:49:33.91</meta:creation-date>
    <meta:generator>OpenOffice/4.0.1$Win32 OpenOffice.org_project/401m5$Build-9714</meta:generator>
    <dc:date>2014-12-17T15:04:48.96</dc:date>
    <dc:creator>Floris van Londen</dc:creator>
    <meta:editing-duration>PT15M15S</meta:editing-duration>
    <meta:editing-cycles>2</meta:editing-cycles>
    <meta:printed-by>Floris van Londen</meta:printed-by>
    <meta:print-date>2014-12-17T15:02:18.62</meta:print-date>
    <meta:document-statistic meta:table-count="0" meta:image-count="0" meta:object-count="0" meta:page-count="1" meta:paragraph-count="10" meta:word-count="62" meta:character-count="337"/>
  </office:meta>
</office:document-meta>
</file>